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FreeSans" svg:font-family="FreeSans" style:font-family-generic="system" style:font-pitch="variable"/>
    <style:font-face style:name="FreeSans1" svg:font-family="FreeSans" style:font-family-generic="swiss"/>
    <style:font-face style:name="Helvetica Light*" svg:font-family="'Helvetica Light*', 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 style:font-pitch="variable"/>
    <style:font-face style:name="Lohit Hindi1" svg:font-family="'Lohit Hindi'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pitch="variable"/>
    <style:font-face style:name="WenQuanYi Micro Hei1" svg:font-family="'WenQuanYi Micro Hei', 'MS Mincho'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color="#004a4a" loext:opacity="100%" fo:font-size="12pt" fo:language="none" fo:country="none" style:font-size-asian="12pt" style:language-asian="none" style:country-asian="none"/>
    </style:style>
    <style:style style:name="P2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color="#004a4a" loext:opacity="100%" style:font-name="Helvetica Light*" fo:font-size="8pt" fo:language="none" fo:country="none" style:font-size-asian="8pt" style:language-asian="none" style:country-asian="none" style:font-name-complex="Helvetica Light*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" style:family="paragraph" style:parent-style-name="Standard"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line-height="150%"/>
      <style:text-properties style:font-name="Arial" fo:font-size="11pt" style:font-size-asian="11pt" style:font-name-complex="Arial" style:font-size-complex="11pt" style:font-weight-complex="bold"/>
    </style:style>
    <style:style style:name="P6" style:family="paragraph" style:parent-style-name="Standard">
      <style:paragraph-properties fo:line-height="150%"/>
      <style:text-properties style:font-name="Arial" fo:font-size="11pt" officeooo:paragraph-rsid="0020b2be" style:font-size-asian="11pt" style:font-name-complex="Arial" style:font-size-complex="11pt" style:font-weight-complex="bold"/>
    </style:style>
    <style:style style:name="P7" style:family="paragraph" style:parent-style-name="Standard">
      <style:paragraph-properties fo:line-height="150%"/>
      <style:text-properties fo:color="#800000" loext:opacity="100%" style:font-name="Arial" fo:font-size="11pt" style:font-size-asian="11pt" style:font-name-complex="Arial" style:font-size-complex="11pt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fo:color="#800000" loext:opacity="100%" style:font-name="Arial" fo:font-size="11pt" fo:language="ca" fo:country="ES" style:font-size-asian="11pt" style:font-name-complex="Arial" style:font-size-complex="11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800000" loext:opacity="100%" style:font-name="Arial" fo:font-size="11pt" fo:language="ca" fo:country="ES" style:font-size-asian="11pt" style:font-name-complex="Arial" style:font-size-complex="11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800000" loext:opacity="100%" style:font-name="Arial" fo:font-size="11pt" fo:language="ca" fo:country="ES" style:font-size-asian="11pt" style:font-name-complex="Arial" style:font-size-complex="11pt" style:font-weight-complex="bold"/>
    </style:style>
    <style:style style:name="P11" style:family="paragraph" style:parent-style-name="Text_20_body">
      <style:paragraph-properties fo:margin-top="0in" fo:margin-bottom="0in" style:contextual-spacing="false"/>
      <style:text-properties fo:color="#800000" loext:opacity="100%" style:font-name="Arial" fo:font-size="11pt" fo:language="ca" fo:country="ES" style:font-size-asian="11pt" style:font-name-complex="Arial" style:font-size-complex="11pt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>
      <style:paragraph-properties fo:margin-left="0.402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" fo:font-size="11pt" fo:language="ca" fo:country="ES" style:font-size-asian="11pt" style:font-name-complex="Arial" style:font-size-complex="11pt" style:font-weight-complex="bold"/>
    </style:style>
    <style:style style:name="P14" style:family="paragraph" style:parent-style-name="Text_20_body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" fo:font-size="11pt" fo:language="ca" fo:country="ES" style:font-size-asian="11pt" style:font-name-complex="Arial" style:font-size-complex="11pt" style:font-weight-complex="bold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fo:color="#000000" loext:opacity="100%" style:font-name="Arial" fo:font-size="11pt" fo:language="ca" fo:country="ES" style:font-size-asian="11pt" style:font-name-complex="Arial" style:font-size-complex="11pt" style:font-weight-complex="bold"/>
    </style:style>
    <style:style style:name="P16" style:family="paragraph" style:parent-style-name="Text_20_body">
      <style:paragraph-properties fo:margin-top="0in" fo:margin-bottom="0in" style:contextual-spacing="false"/>
      <style:text-properties fo:color="#000000" loext:opacity="100%" style:font-name="Arial" fo:font-size="11pt" fo:language="ca" fo:country="ES" style:font-size-asian="11pt" style:font-name-complex="Arial" style:font-size-complex="11pt" style:font-weight-complex="bold"/>
    </style:style>
    <style:style style:name="P17" style:family="paragraph" style:parent-style-name="Text_20_body">
      <style:paragraph-properties fo:margin-top="0in" fo:margin-bottom="0in" style:contextual-spacing="false" style:line-height-at-least="0.139in"/>
      <style:text-properties fo:color="#000000" loext:opacity="100%" style:font-name="Arial" fo:font-size="11pt" fo:language="ca" fo:country="ES" style:font-size-asian="11pt" style:font-name-complex="Arial" style:font-size-complex="11pt"/>
    </style:style>
    <style:style style:name="P18" style:family="paragraph" style:parent-style-name="Text_20_body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" fo:font-size="11pt" fo:language="ca" fo:country="ES" style:font-size-asian="11pt" style:font-name-complex="Arial" style:font-size-complex="11pt"/>
    </style:style>
    <style:style style:name="P19" style:family="paragraph" style:parent-style-name="Text_20_body">
      <style:paragraph-properties fo:margin-top="0in" fo:margin-bottom="0in" style:contextual-spacing="false"/>
      <style:text-properties fo:color="#000000" loext:opacity="100%" style:font-name="Arial" fo:font-size="11pt" fo:language="ca" fo:country="ES" style:font-size-asian="11pt" style:font-name-complex="Arial" style:font-size-complex="11pt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Arial1" fo:font-size="11pt" fo:language="ca" fo:country="ES" style:font-size-asian="11pt" style:font-name-complex="Arial1" style:font-size-complex="11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fo:color="#000000" loext:opacity="100%" style:font-name="Arial1" fo:font-size="11pt" fo:language="ca" fo:country="ES" style:font-size-asian="11pt" style:font-name-complex="Arial1" style:font-size-complex="11pt" style:font-weight-complex="bold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style:use-window-font-color="true" loext:opacity="0%" style:font-name="Arial" fo:font-size="11pt" fo:language="ca" fo:country="ES" style:font-size-asian="11pt" style:font-name-complex="Arial" style:font-size-complex="11pt" style:font-weight-complex="bold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style:use-window-font-color="true" loext:opacity="0%" style:font-name="Arial1" fo:font-size="11pt" fo:language="ca" fo:country="ES" style:font-size-asian="11pt" style:font-name-complex="Arial1" style:font-size-complex="11pt" style:font-weight-complex="bold"/>
    </style:style>
    <style:style style:name="P24" style:family="paragraph" style:parent-style-name="Standard">
      <style:paragraph-properties fo:margin-left="0in" fo:margin-right="0in" fo:line-height="150%" fo:text-indent="0in" style:auto-text-indent="false"/>
      <style:text-properties style:font-name="Arial1" fo:font-size="11pt" style:font-size-asian="11pt" style:font-name-complex="Arial1" style:font-size-complex="11pt"/>
    </style:style>
    <style:style style:name="P25" style:family="paragraph" style:parent-style-name="Standard">
      <style:paragraph-properties fo:line-height="150%"/>
      <style:text-properties fo:color="#c9211e" loext:opacity="100%" style:font-name="Arial" fo:font-size="11pt" style:font-size-asian="11pt" style:font-name-complex="Arial" style:font-size-complex="11pt" style:font-weight-complex="bold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fo:color="#c9211e" loext:opacity="100%" style:font-name="Arial" fo:font-size="11pt" fo:language="ca" fo:country="ES" style:font-size-asian="11pt" style:font-name-complex="Arial" style:font-size-complex="11pt" style:font-weight-complex="bold"/>
    </style:style>
    <style:style style:name="P27" style:family="paragraph" style:parent-style-name="Text_20_body">
      <style:paragraph-properties fo:margin-top="0in" fo:margin-bottom="0in" style:contextual-spacing="false" style:line-height-at-least="0.139in"/>
      <style:text-properties fo:color="#c9211e" loext:opacity="100%" style:font-name="Arial" fo:font-size="11pt" fo:language="ca" fo:country="ES" style:font-size-asian="11pt" style:font-name-complex="Arial" style:font-size-complex="11pt"/>
    </style:style>
    <style:style style:name="P28" style:family="paragraph" style:parent-style-name="Text_20_body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c9211e" loext:opacity="100%" style:font-name="Arial" fo:font-size="11pt" fo:language="ca" fo:country="ES" style:font-size-asian="11pt" style:font-name-complex="Arial" style:font-size-complex="11pt"/>
    </style:style>
    <style:style style:name="P29" style:family="paragraph" style:parent-style-name="Text_20_body">
      <style:paragraph-properties fo:margin-top="0in" fo:margin-bottom="0in" style:contextual-spacing="false"/>
      <style:text-properties fo:color="#c9211e" loext:opacity="100%" style:font-name="Arial" fo:font-size="11pt" fo:language="ca" fo:country="ES" style:font-size-asian="11pt" style:font-name-complex="Arial" style:font-size-complex="11pt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color="#c9211e" loext:opacity="100%"/>
    </style:style>
    <style:style style:name="P31" style:family="paragraph" style:parent-style-name="Text_20_body">
      <style:paragraph-properties style:line-height-at-least="0.139in"/>
    </style:style>
    <style:style style:name="P32" style:family="paragraph" style:parent-style-name="Standard" style:list-style-name="WW8Num2">
      <style:text-properties style:font-name="Arial" fo:font-size="11pt" style:font-size-asian="11pt" style:font-name-complex="Arial" style:font-size-complex="11pt" style:font-weight-complex="bold"/>
    </style:style>
    <style:style style:name="P33" style:family="paragraph" style:parent-style-name="Standard">
      <style:paragraph-properties fo:line-height="150%"/>
      <style:text-properties fo:color="#800000" loext:opacity="100%" style:font-name="Arial" fo:font-size="11pt" officeooo:paragraph-rsid="0020b2be" style:font-size-asian="11pt" style:font-name-complex="Arial" style:font-size-complex="11pt" style:font-weight-complex="bold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fo:color="#000000" loext:opacity="100%" style:font-name="Arial" fo:font-size="11pt" fo:language="ca" fo:country="ES" style:font-size-asian="11pt" style:font-name-complex="Arial" style:font-size-complex="11pt" style:font-weight-complex="bold"/>
    </style:style>
    <style:style style:name="P35" style:family="paragraph" style:parent-style-name="Standard" style:list-style-name="WW8Num2">
      <style:paragraph-properties fo:line-height="150%"/>
      <style:text-properties style:font-name="Arial1" fo:font-size="11pt" style:font-size-asian="11pt" style:font-name-complex="Arial1" style:font-size-complex="11pt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fo:color="#c9211e" loext:opacity="100%" style:font-name="Arial" fo:font-size="11pt" fo:language="ca" fo:country="ES" style:font-size-asian="11pt" style:font-name-complex="Arial" style:font-size-complex="11pt" style:font-weight-complex="bold"/>
    </style:style>
    <style:style style:name="T1" style:family="text">
      <style:text-properties style:font-name="Arial" fo:font-size="11pt" style:font-size-asian="11pt" style:font-name-complex="Arial" style:font-size-complex="11pt" style:font-weight-complex="bold"/>
    </style:style>
    <style:style style:name="T2" style:family="text">
      <style:text-properties fo:color="#000000" loext:opacity="100%" style:font-name="Arial" fo:font-size="11pt" fo:language="ca" fo:country="ES" style:font-size-asian="11pt" style:font-name-complex="Arial" style:font-size-complex="11pt" style:font-weight-complex="bold"/>
    </style:style>
    <style:style style:name="T3" style:family="text">
      <style:text-properties fo:color="#c9211e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ercicis UF2 </text:p>
      <text:p text:style-name="P4"/>
      <text:list xml:id="list1295838352" text:style-name="WW8Num2">
        <text:list-item>
          <text:p text:style-name="P32">Indica si les següents afirmacions són verdaderes o falses, justificant la teva resposta.</text:p>
        </text:list-item>
      </text:list>
      <text:p text:style-name="P5">a) Són riscos psicosocials aquells derivats de postures inadequades del treballador.</text:p>
      <text:p text:style-name="P25">Falso. Eso son los riesgos ergonòmics</text:p>
      <text:p text:style-name="P5">b) Un treballador pateix una caiguda al metro anant a treballar al centre d'estètica on desenvolupa la seva feina per compte d'atri. Li han dit què no és un accident de treball.</text:p>
      <text:p text:style-name="P25">Fals, es un accident de anada i tornada del treballl</text:p>
      <text:p text:style-name="P5">c) Segons la OMS la salut és: L'estat complet benestar de l’individu, en la seva dimensió física, mental i social i, no tan sols l'absència d'afeccions i malalties.</text:p>
      <text:p text:style-name="P25">Cert.</text:p>
      <text:p text:style-name="P5">d) Els factors de risc derivats de les condicions de seguretat són aquells què es deriven de l'organització del treball, la planificació i distribució de les tasques i l'horari.</text:p>
      <text:p text:style-name="P7">Fals, les condicions de seguretat deriven de les condicions del material</text:p>
      <text:p text:style-name="P5">e) Una malaltia professional és qualsevol dany què el treballador pateix a la seva jornada laboral, incloent els accidents in itinere i d'altres situacions què estableix la normativa.</text:p>
      <text:p text:style-name="P7">Fals, la malaltia profesional es la que es produeix lentamente.</text:p>
      <text:p text:style-name="P5">f) Alguna de les mesures de prevenció pel evitar els factors de risc químic d'un professional de la imatge personal són: Utilitzar guants, mascareta, manguitos i bates.</text:p>
      <text:p text:style-name="P7">Cert.</text:p>
      <text:p text:style-name="P5">g) Els factors de risc derivats dels agents físics són: la mala manipulació de càrregues, l'estrès, la falta d'ordre i neteja.</text:p>
      <text:p text:style-name="P25">Fals, els físics inclouen sorolls, vibracions, il·luminació, temperatura i humitat, velocitat de l’aire.</text:p>
      <text:p text:style-name="P5">h) Algunes de les malalties inespecífiques o altres malalties són: l'estrès, l'envelliment prematur, la depressió, el burnt out o treballador cremat i el moobing o assetjament laboral </text:p>
      <text:p text:style-name="P7">Cert</text:p>
      <text:p text:style-name="P5">i) <text:s/>Els danys què es poden produir són els accidents de treball, les malalties professionals i les malalties inespecífiques o altres malalties.</text:p>
      <text:p text:style-name="P7">Cert</text:p>
      <text:p text:style-name="P5">j) Un dret del treballador en matèria de prevenció és adquirir i portar a la feina els equips de protecció que necessite.</text:p>
      <text:p text:style-name="P33">Fals, l’obligació es de l’empresa</text:p>
      <text:p text:style-name="P6">K) L'estrès és un tipus de risc ergonòmic.</text:p>
      <text:p text:style-name="P25">Fals, es un risc psicosocial.</text:p>
      <text:p text:style-name="P5"><text:soft-page-break/></text:p>
      <text:p text:style-name="P5">2. Escull la resposta correcta: La respoata asenyalada amb vermell és la correcta.</text:p>
      <text:p text:style-name="P31"><text:span text:style-name="T2">2.1 Alguns factors de risc psicosocials són:</text:span><text:span text:style-name="T1"> </text:span></text:p>
      <text:p text:style-name="P27">a) L’organització del temps de treball, les característiques de la tasca i l’estructura de l’organització.</text:p>
      <text:p text:style-name="P17">b) <text:s/>Les postures inadequades, l'exposició a contaminats químics (aerosols, esmalts...)</text:p>
      <text:p text:style-name="P17">c) La humitat, temperatura del local i la falta de descans del treballador.</text:p>
      <text:p text:style-name="P17"/>
      <text:p text:style-name="P18">2.2 Les tècniques de prevenció són: </text:p>
      <text:p text:style-name="P19">a) L'Organització Internacional del Treball, la inspecció de treball i l'Institut d'Higiene i Seguretat en el treball.</text:p>
      <text:p text:style-name="P19">b) L'ergonomia, la llei de prevenció de riscos laborals de 1995 i la Constitució art. 40.</text:p>
      <text:p text:style-name="P29">c) La seguretat en el treball, l'ergonomia, la higiene industrial, la psicosociologia, i la medicina en el treball.</text:p>
      <text:p text:style-name="P11"/>
      <text:p text:style-name="P16">2.3 Alguns drets del treballadors en matèria de prevenció són:</text:p>
      <text:p text:style-name="P29">a) Rebre informació sobre riscos i mesures de prevenció, rebre formació pràctica i teòrica, disposa de vigilància periòdica de la seva salut.</text:p>
      <text:p text:style-name="P19">b) <text:s/>Adquirir els equips de protecció què necessiti i utilitzar-los, cooperar en l'empresa en matèria de prevenció.</text:p>
      <text:p text:style-name="P14">c) Fer un curset de prevenció de riscos fora d'horari de treball, avisar a l'empresa quan hi hagi un risc important, utilitzar el equips de protecció.</text:p>
      <text:p text:style-name="P9"/>
      <text:p text:style-name="P12">2.4 Un risc laboral és:</text:p>
      <text:p text:style-name="P12">a) Qualsevol dany què el treballador pot patir en el treball.</text:p>
      <text:p text:style-name="P12">b) Aquelles patologies que el treballador pot patir durant la seva vida laboral.</text:p>
      <text:p text:style-name="P30">c) Qualsevol aspecte del treball què potencialment pot causar un dany al treballador.</text:p>
      <text:p text:style-name="P13"/>
      <text:p text:style-name="P14"/>
      <text:p text:style-name="P18">2.5 Els agents físics són:</text:p>
      <text:p text:style-name="P18">a) L'organització del treball, les males postures i la concentració de contaminants químics.</text:p>
      <text:p text:style-name="P28">b) La humitat del aire, la temperatura, la il·luminació entre d'altres.</text:p>
      <text:p text:style-name="P18">c) Talls amb eines, caigudes a diferent nivell, cops en elements arquitectònics i mobiliari.</text:p>
      <text:p text:style-name="P18"/>
      <text:p text:style-name="P15">3. Indica les diferències entre malaltia professional i accident de treball.</text:p>
      <text:p text:style-name="P26">Els accidents de treball normalment es presenten de forma inmediata, acostuma a ser una causa vilolenta y clarament identificable, aquestes cases solen requerir actuacions de primers auxilis i algunes vegades tractament quirúrgic.</text:p>
      <text:p text:style-name="P26">Per altra part la malaltia profesional sol ser el resultat d’un procés lent i progressiu, no vol ser fàcil identificar a simple vista la causa, a més requereix un tractament mèdic, amb identificació dels seus símptomes i tractamen adequat.</text:p>
      <text:p text:style-name="P22">4. Indica els requisits per que es considere malaltia professional</text:p>
      <text:p text:style-name="P26">La malaltia professional, és aquella patologia mèdica que consisteix en una alteració més</text:p>
      <text:p text:style-name="P26">o menys lenta de la salut del treballador ocasionada per unes condicions de treball</text:p>
      <text:p text:style-name="P26"><text:soft-page-break/>deficients.</text:p>
      <text:p text:style-name="P26">S'entendrà per malaltia professional la contreta a conseqüència del treball executat per compte aliè en les activitats que s'especifiquen en el quadre que s'aprovi per les disposicions d'aplicació i desenvolupament de aquesta Llei, i que estigui provocada per l'acció dels elements o substàncies que en aquest quadre s'indiquin per a cada malaltia professional</text:p>
      <text:p text:style-name="P8"/>
      <text:p text:style-name="P20">5. Un programador informàtic treballa en una oficina amb les següents condicions tèrmiques:</text:p>
      <text:list xml:id="list170853158247117" text:continue-numbering="true" text:style-name="WW8Num2">
        <text:list-item>
          <text:p text:style-name="P35">Renovació de l'aire: 20 m³ per hora i treballador</text:p>
        </text:list-item>
        <text:list-item>
          <text:p text:style-name="P35">Humitat relativa: 50%</text:p>
        </text:list-item>
        <text:list-item>
          <text:p text:style-name="P35">Velocitat de l'aire: *1m/s</text:p>
        </text:list-item>
        <text:list-item>
          <text:p text:style-name="P35">Temperatura: 20º</text:p>
        </text:list-item>
      </text:list>
      <text:p text:style-name="P23">El treballador es queixa de falta de confort tèrmic i l'empresari li diu que les condicions de treball estan dins de la legalitat. Té raó l'empresari o alguna de les condicions són il·legals?. Raona la resposta.</text:p>
      <text:p text:style-name="P15"/>
      <text:p text:style-name="P21">6. El personal sanitari, el personal d'una clínica veterinària o els treballadors d'una empresa càrnia…</text:p>
      <text:p text:style-name="P24">a) A quina mena de riscos estan més exposats: químics, biològics o físics? <text:s/><text:span text:style-name="T3">Biològics</text:span></text:p>
      <text:p text:style-name="P21">b) Assenyala almenys 4 mesures de prevenció que han d'adoptar-se en aquest tipus d'empreses.</text:p>
      <text:p text:style-name="P26">- Ventilar els espais de treball</text:p>
      <text:p text:style-name="P26">-Desinfectar les zones de treball</text:p>
      <text:p text:style-name="P26">-Guardar les parts sobrants en llocs hermètics</text:p>
      <text:p text:style-name="P26">-Utilitzar EPIs</text:p>
      <text:p text:style-name="P26"/>
      <text:p text:style-name="P15">7. Ximo treballa com a informàtic en una oficina. Té un horari molt intens i la seva encarregada no para de pressionar-la per què acabi més ràpidament les seues tasques. Un dia Ximo <text:s/>li diu a l’encarregada que ja està bé de pressionar-la i que ella inverteix el temps necessari <text:s/>per donar un servei de qualitat.</text:p>
      <text:p text:style-name="P15">A partir d’aquell dia, l’encarregada comença a a fer comentaris humiliants sobre ella davant de la resta de companys i alguns clients. A més dos companys comencen a ignorar-la i a fer-li comentaris desagradables sobre la seva persona i el seu treball. Després de dues setmanes suportant aquesta situació, Ximo pateix un atac d’ansietat <text:s/>al sortir de la feina i els <text:soft-page-break/>serveis mèdics li donen la baixa. Aquesta situació es aprofitada per l’encarregada per acomiadar-lo</text:p>
      <text:p text:style-name="P15">a) Què tipus de riscos pateix Ximo? <text:span text:style-name="T3">Ximo pateix risc psicosocials</text:span></text:p>
      <text:p text:style-name="P15">b) Es tracta d’una accident de treball o <text:s/>malaltia professional? <text:span text:style-name="T3">Malaltia profesional</text:span></text:p>
      <text:p text:style-name="P15">c) La baixa serà per accident de treball’ accident no laboral? <text:span text:style-name="T3">Accident de treball</text:span></text:p>
      <text:p text:style-name="P15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FreeSans" svg:font-family="FreeSans" style:font-family-generic="system" style:font-pitch="variable"/>
    <style:font-face style:name="FreeSans1" svg:font-family="FreeSans" style:font-family-generic="swiss"/>
    <style:font-face style:name="Helvetica Light*" svg:font-family="'Helvetica Light*', 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Hindi" svg:font-family="'Lohit Hindi'" style:font-pitch="variable"/>
    <style:font-face style:name="Lohit Hindi1" svg:font-family="'Lohit Hindi'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pitch="variable"/>
    <style:font-face style:name="WenQuanYi Micro Hei1" svg:font-family="'WenQuanYi Micro Hei', 'MS Mincho'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Arial1" fo:font-family="Arial" style:font-family-generic="swiss" style:font-pitch="variable" fo:font-size="11pt" fo:language="ca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5.9055in" style:type="right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8pt" fo:font-style="italic" style:font-size-asian="8pt" style:font-style-asian="italic"/>
    </style:style>
    <style:style style:name="Encapçalament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" style:font-pitch-complex="variable" style:font-size-complex="14pt"/>
    </style:style>
    <style:style style:name="L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Lohit Hindi1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aràgraf_20_de_20_llista" style:display-name="Paràgraf de llista" style:family="paragraph" style:parent-style-name="Standard">
      <style:paragraph-properties fo:margin-left="0.4917in" fo:margin-right="0in" fo:orphans="0" fo:widows="0" fo:hyphenation-ladder-count="no-limit" fo:text-indent="0in" style:auto-text-indent="false"/>
      <style:text-properties style:font-name="Liberation Serif1" fo:font-family="'Liberation Serif', 'Times New Roman'" style:font-family-generic="roman" style:font-pitch="variable" fo:font-size="12pt" style:letter-kerning="true" style:font-name-asian="WenQuanYi Micro Hei1" style:font-family-asian="'WenQuanYi Micro Hei', 'MS Mincho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Contingut_20_de_20_la_20_taula" style:display-name="Contingut de la taula" style:family="paragraph" style:parent-style-name="Standard">
      <style:paragraph-properties text:number-lines="false" text:line-number="0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gut_20_del_20_marc" style:display-name="Contingut del marc" style:family="paragraph" style:parent-style-name="Text_20_body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8Num4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Tipus_20_de_20_lletra_20_per_20_defecte_20_del_20_paràgraf"/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color="#004a4a" loext:opacity="100%" fo:font-size="12pt" fo:language="none" fo:country="none" style:font-size-asian="12pt" style:language-asian="none" style:country-asian="none"/>
    </style:style>
    <style:style style:name="MP2" style:family="paragraph" style:parent-style-name="Header">
      <style:paragraph-properties fo:line-height="0.1665in">
        <style:tab-stops>
          <style:tab-stop style:position="0.3937in"/>
          <style:tab-stop style:position="5.9055in" style:type="right"/>
        </style:tab-stops>
      </style:paragraph-properties>
      <style:text-properties fo:color="#004a4a" loext:opacity="100%" style:font-name="Helvetica Light*" fo:font-size="8pt" fo:language="none" fo:country="none" style:font-size-asian="8pt" style:language-asian="none" style:country-asian="none" style:font-name-complex="Helvetica Light*"/>
    </style:style>
    <style:page-layout style:name="Mpm1">
      <style:page-layout-properties fo:page-width="8.2681in" fo:page-height="11.6929in" style:num-format="1" style:print-orientation="portrait" fo:margin-top="0.3937in" fo:margin-bottom="0.0866in" fo:margin-left="1.1811in" fo:margin-right="0.7874in" style:writing-mode="lr-tb" style:layout-grid-color="#c0c0c0" style:layout-grid-lines="54" style:layout-grid-base-height="0.207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1811in" fo:margin-left="0in" fo:margin-right="0in" fo:margin-bottom="1.1425in" style:dynamic-spacing="true"/>
      </style:header-style>
      <style:footer-style>
        <style:header-footer-properties fo:min-height="1.0945in" fo:margin-left="0in" fo:margin-right="0in" fo:margin-top="1.0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2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lantilla carta</dc:title>
    <meta:initial-creator>IES SALVADOR SEGUÍ</meta:initial-creator>
    <meta:creation-date>2017-10-30T18:05:00</meta:creation-date>
    <dc:date>2021-11-02T17:08:51.593989611</dc:date>
    <meta:print-date>2006-09-21T12:00:00</meta:print-date>
    <meta:editing-cycles>15</meta:editing-cycles>
    <meta:editing-duration>PT1H33M34S</meta:editing-duration>
    <meta:generator>LibreOffice/7.2.2.2$Linux_X86_64 LibreOffice_project/1eb16ced50a80b7125fabf09652dbb09393766d2</meta:generator>
    <meta:document-statistic meta:table-count="0" meta:image-count="0" meta:object-count="0" meta:page-count="4" meta:paragraph-count="71" meta:word-count="1081" meta:character-count="6810" meta:non-whitespace-character-count="5789"/>
  </office:meta>
</office:document-meta>
</file>